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UTTA ASIN, CIRCUNCISION LIVIA</text:p>
            <text:p text:style-name="P5"><text:span text:style-name="T15">Dni</text:span><text:span text:style-name="T14">:2395738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UTTA ASIN, CIRCUNCISION LIV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5738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122280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8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14805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30:3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